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vnDiffHandler.parseDiff( File tmpFil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9">
            <text:p text:style-name="Table_20_Contents">9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SvnDiffHandler.writeRevisionEntry( Document doc , PrintWriter writer , SvnEntry . Path 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vnDiffHandler.writeDiff( File destFile , SvnEntry . Path [ ] entries , String rootElementName , String tag1Name , String tag1Value , String tag2Name , String tag2Value , String svnURL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34">
            <text:p text:style-name="Table_20_Contents">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